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629" officeooo:paragraph-rsid="0003a629"/>
    </style:style>
    <style:style style:name="P2" style:family="paragraph" style:parent-style-name="Standard">
      <style:text-properties officeooo:rsid="0003fa66" officeooo:paragraph-rsid="0003fa66"/>
    </style:style>
    <style:style style:name="P3" style:family="paragraph" style:parent-style-name="Standard">
      <style:text-properties officeooo:rsid="0008a1d9" officeooo:paragraph-rsid="0008a1d9"/>
    </style:style>
    <style:style style:name="P4" style:family="paragraph" style:parent-style-name="Standard">
      <style:text-properties officeooo:paragraph-rsid="000b95a3"/>
    </style:style>
    <style:style style:name="P5" style:family="paragraph" style:parent-style-name="Standard">
      <style:text-properties officeooo:rsid="000d70b7" officeooo:paragraph-rsid="00103dfb"/>
    </style:style>
    <style:style style:name="P6" style:family="paragraph" style:parent-style-name="Standard">
      <style:text-properties officeooo:rsid="00122f30" officeooo:paragraph-rsid="001515ad"/>
    </style:style>
    <style:style style:name="P7" style:family="paragraph" style:parent-style-name="Standard">
      <style:text-properties officeooo:rsid="00122f30" officeooo:paragraph-rsid="001e9ebc"/>
    </style:style>
    <style:style style:name="P8" style:family="paragraph" style:parent-style-name="Standard">
      <style:text-properties officeooo:rsid="0008cc4f" officeooo:paragraph-rsid="0016492f"/>
    </style:style>
    <style:style style:name="P9" style:family="paragraph" style:parent-style-name="Standard">
      <style:text-properties officeooo:rsid="0008cc4f" officeooo:paragraph-rsid="00239af2"/>
    </style:style>
    <style:style style:name="P10" style:family="paragraph" style:parent-style-name="Standard">
      <style:text-properties officeooo:rsid="0017aadb" officeooo:paragraph-rsid="00278ed9"/>
    </style:style>
    <style:style style:name="P11" style:family="paragraph" style:parent-style-name="Standard">
      <style:text-properties officeooo:rsid="001967d9" officeooo:paragraph-rsid="001967d9"/>
    </style:style>
    <style:style style:name="P12" style:family="paragraph" style:parent-style-name="Standard">
      <style:text-properties officeooo:rsid="001967d9" officeooo:paragraph-rsid="001b30f4"/>
    </style:style>
    <style:style style:name="P13" style:family="paragraph" style:parent-style-name="Standard">
      <style:text-properties officeooo:rsid="001b30f4" officeooo:paragraph-rsid="001b30f4"/>
    </style:style>
    <style:style style:name="P14" style:family="paragraph" style:parent-style-name="Standard">
      <style:text-properties officeooo:rsid="001b30f4" officeooo:paragraph-rsid="001d0874"/>
    </style:style>
    <style:style style:name="P15" style:family="paragraph" style:parent-style-name="Standard">
      <style:text-properties officeooo:rsid="001b30f4" officeooo:paragraph-rsid="001e9ebc"/>
    </style:style>
    <style:style style:name="P16" style:family="paragraph" style:parent-style-name="Standard">
      <style:text-properties officeooo:rsid="001e9ebc" officeooo:paragraph-rsid="001e9ebc"/>
    </style:style>
    <style:style style:name="P17" style:family="paragraph" style:parent-style-name="Standard">
      <style:text-properties officeooo:rsid="0003fa66" officeooo:paragraph-rsid="0003fa66"/>
    </style:style>
    <style:style style:name="P18" style:family="paragraph" style:parent-style-name="Standard">
      <style:text-properties officeooo:rsid="0008a1d9" officeooo:paragraph-rsid="0008a1d9"/>
    </style:style>
    <style:style style:name="P19" style:family="paragraph" style:parent-style-name="Standard">
      <style:text-properties officeooo:paragraph-rsid="000b95a3"/>
    </style:style>
    <style:style style:name="P20" style:family="paragraph" style:parent-style-name="Standard">
      <style:text-properties officeooo:rsid="0008cc4f" officeooo:paragraph-rsid="0016492f"/>
    </style:style>
    <style:style style:name="P21" style:family="paragraph" style:parent-style-name="Standard">
      <style:text-properties officeooo:rsid="0008cc4f" officeooo:paragraph-rsid="00239af2"/>
    </style:style>
    <style:style style:name="P22" style:family="paragraph" style:parent-style-name="Standard">
      <style:text-properties officeooo:rsid="000d70b7" officeooo:paragraph-rsid="00103dfb"/>
    </style:style>
    <style:style style:name="P23" style:family="paragraph" style:parent-style-name="Standard">
      <style:text-properties officeooo:rsid="00122f30" officeooo:paragraph-rsid="001515ad"/>
    </style:style>
    <style:style style:name="P24" style:family="paragraph" style:parent-style-name="Standard">
      <style:text-properties officeooo:rsid="0017aadb" officeooo:paragraph-rsid="00278ed9"/>
    </style:style>
    <style:style style:name="P25" style:family="paragraph" style:parent-style-name="Standard">
      <style:text-properties officeooo:rsid="001967d9" officeooo:paragraph-rsid="001967d9"/>
    </style:style>
    <style:style style:name="T1" style:family="text">
      <style:text-properties officeooo:rsid="0003fa66"/>
    </style:style>
    <style:style style:name="T2" style:family="text">
      <style:text-properties officeooo:rsid="00043463"/>
    </style:style>
    <style:style style:name="T3" style:family="text">
      <style:text-properties officeooo:rsid="00067c7f"/>
    </style:style>
    <style:style style:name="T4" style:family="text">
      <style:text-properties officeooo:rsid="00071583"/>
    </style:style>
    <style:style style:name="T5" style:family="text">
      <style:text-properties officeooo:rsid="0008a1d9"/>
    </style:style>
    <style:style style:name="T6" style:family="text">
      <style:text-properties officeooo:rsid="000a1e25"/>
    </style:style>
    <style:style style:name="T7" style:family="text">
      <style:text-properties officeooo:rsid="000b95a3"/>
    </style:style>
    <style:style style:name="T8" style:family="text">
      <style:text-properties fo:font-variant="normal" fo:text-transform="none" fo:color="#232629" loext:opacity="100%" style:font-name="Liberation Serif" fo:font-size="12pt" fo:letter-spacing="normal" fo:font-style="normal" fo:font-weight="normal" officeooo:rsid="000b95a3" style:font-size-asian="12pt" style:font-size-complex="12pt"/>
    </style:style>
    <style:style style:name="T9" style:family="text">
      <style:text-properties officeooo:rsid="0008cc4f"/>
    </style:style>
    <style:style style:name="T10" style:family="text">
      <style:text-properties officeooo:rsid="000d70b7"/>
    </style:style>
    <style:style style:name="T11" style:family="text">
      <style:text-properties officeooo:rsid="000dea1e"/>
    </style:style>
    <style:style style:name="T12" style:family="text">
      <style:text-properties officeooo:rsid="000ecaef"/>
    </style:style>
    <style:style style:name="T13" style:family="text">
      <style:text-properties officeooo:rsid="000fec83"/>
    </style:style>
    <style:style style:name="T14" style:family="text">
      <style:text-properties style:font-name="Liberation Serif" fo:font-size="12pt" officeooo:rsid="000b95a3" style:font-size-asian="12pt" style:font-size-complex="12pt"/>
    </style:style>
    <style:style style:name="T15" style:family="text">
      <style:text-properties officeooo:rsid="00103dfb"/>
    </style:style>
    <style:style style:name="T16" style:family="text">
      <style:text-properties officeooo:rsid="0013282f"/>
    </style:style>
    <style:style style:name="T17" style:family="text">
      <style:text-properties officeooo:rsid="001515ad"/>
    </style:style>
    <style:style style:name="T18" style:family="text">
      <style:text-properties officeooo:rsid="0016953a"/>
    </style:style>
    <style:style style:name="T19" style:family="text">
      <style:text-properties officeooo:rsid="0017aadb"/>
    </style:style>
    <style:style style:name="T20" style:family="text">
      <style:text-properties officeooo:rsid="001967d9"/>
    </style:style>
    <style:style style:name="T21" style:family="text">
      <style:text-properties officeooo:rsid="001b30f4"/>
    </style:style>
    <style:style style:name="T22" style:family="text">
      <style:text-properties officeooo:rsid="001d0874"/>
    </style:style>
    <style:style style:name="T23" style:family="text">
      <style:text-properties officeooo:rsid="001e9ebc"/>
    </style:style>
    <style:style style:name="T24" style:family="text">
      <style:text-properties officeooo:rsid="0020f740"/>
    </style:style>
    <style:style style:name="T25" style:family="text">
      <style:text-properties officeooo:rsid="0024bdc9"/>
    </style:style>
    <style:style style:name="T26" style:family="text">
      <style:text-properties officeooo:rsid="00266509"/>
    </style:style>
    <style:style style:name="T27" style:family="text">
      <style:text-properties officeooo:rsid="000d70b7" fo:background-color="transparent" loext:char-shading-value="0"/>
    </style:style>
    <style:style style:name="T28" style:family="text">
      <style:text-properties officeooo:rsid="00239af2" fo:background-color="transparent" loext:char-shading-value="0"/>
    </style:style>
    <style:style style:name="T29" style:family="text">
      <style:text-properties officeooo:rsid="001515ad" fo:background-color="transparent" loext:char-shading-value="0"/>
    </style:style>
    <style:style style:name="T30" style:family="text">
      <style:text-properties officeooo:rsid="002893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жми на меня! Как работает это веб<text:span text:style-name="T1">-</text:span>приложение.</text:p>
      <text:p text:style-name="P1"/>
      <text:p text:style-name="P2">Brief News - <text:s/>веб-приложение новостей в кратком и беспристрастном изложении со ссылками на источники.</text:p>
      <text:p text:style-name="P2"/>
      <text:p text:style-name="P2">На Главной странице <text:span text:style-name="T2">отображены заголовки</text:span> тестовы<text:span text:style-name="T2">х</text:span> стат<text:span text:style-name="T2">ей</text:span>. Нажав на любой заголовок <text:span text:style-name="T3">Вы </text:span>увидите<text:span text:style-name="T3">: саму статью, ссылки на источники и псевдоним автора.</text:span><text:span text:style-name="T4"> Свернуть статью можно нажав ещё раз на её заголовок или кнопкой </text:span><text:span text:style-name="T6">"Свернуть" </text:span><text:span text:style-name="T4">внизу статьи.</text:span></text:p>
      <text:p text:style-name="P2"/>
      <text:p text:style-name="P3">Каждая статья принадлежит к одной или нескольким рубрикам (Политика, Экономика, Наука, Технологии, Спорт, Остальные) и локал<text:span text:style-name="T7">и</text:span> (Мировые, Локальные).</text:p>
      <text:p text:style-name="P3"/>
      <text:p text:style-name="P3">При помощи "Панели сортировки статей по рубрикам и локали" можно отобразить только интересующие пользователя статьи, например: Наука и Технологи в Мире.</text:p>
      <text:p text:style-name="P3"/>
      <text:p text:style-name="P4"><text:span text:style-name="T9">В </text:span><text:span text:style-name="T1">веб-приложени</text:span><text:span text:style-name="T9">и </text:span><text:span text:style-name="T7">реализовано</text:span><text:span text:style-name="T9"> раз</text:span><text:span text:style-name="T7">гранич</text:span><text:span text:style-name="T9">ения прав пользователей</text:span><text:span text:style-name="T7"> при помощи библиотеки </text:span><text:span text:style-name="T14">L</text:span><text:span text:style-name="T8">aravel/ui и политик Laravel</text:span><text:span text:style-name="T14">:</text:span></text:p>
      <text:p text:style-name="P4"><text:span text:style-name="T14"/></text:p>
      <text:p text:style-name="P8">Неаутентифицированный - мо<text:span text:style-name="T24">жет</text:span> читать статьи и <text:span text:style-name="T7">использовать</text:span> <text:span text:style-name="T5">"Панел</text:span>ью<text:span text:style-name="T5"> сортировки статей по рубрикам и локали"</text:span>, которая запоминает выбранные пункты до закрытия <text:span text:style-name="T1">веб-приложени</text:span>я<text:span text:style-name="T17">, аутентифицироваться или зарегистрироваться.</text:span></text:p>
      <text:p text:style-name="P8"/>
      <text:p text:style-name="P9">Читатель (Reader) - <text:span text:style-name="T10">может изменить некоторые данные своего профиля: Email, Имя, Фамилию, Псевдоним, Пароль и выбрать сочетание Рубрик и Локал</text:span><text:span text:style-name="T12">и</text:span><text:span text:style-name="T10"> </text:span><text:span text:style-name="T27">отображаемых </text:span><text:span text:style-name="T28">при </text:span><text:span text:style-name="T29">аутентифи</text:span><text:span text:style-name="T28">кации</text:span><text:span text:style-name="T29">.</text:span></text:p>
      <text:p text:style-name="P9"><text:span text:style-name="T29"/></text:p>
      <text:p text:style-name="P5"><text:span text:style-name="T11">Писатель</text:span> (Writer)<text:span text:style-name="T11"> - </text:span><text:span text:style-name="T12">может создать стать</text:span><text:span text:style-name="T15">ю</text:span><text:span text:style-name="T13"> на</text:span><text:span text:style-name="T15"> соответствующей</text:span><text:span text:style-name="T13"> странице</text:span><text:span text:style-name="T15"> и</text:span><text:span text:style-name="T13"> редактировать только свои статьи, на </text:span><text:span text:style-name="T15">"</text:span><text:span text:style-name="T13">Главной</text:span><text:span text:style-name="T15">"</text:span><text:span text:style-name="T13"> странице статьи текущего писателя имеют кнопку "Редактировать"</text:span><text:span text:style-name="T15">, а на странице "Мои статьи" отображаются только статьи текущего <text:s/></text:span><text:span text:style-name="T13">писателя</text:span><text:span text:style-name="T15">.</text:span></text:p>
      <text:p text:style-name="P5"/>
      <text:p text:style-name="P6">Администратор (Admin) - может создать новый профиль <text:span text:style-name="T13">на</text:span><text:span text:style-name="T15"> соответствующей</text:span><text:span text:style-name="T13"> странице</text:span><text:span text:style-name="T17">,</text:span> редактировать любой профиль<text:span text:style-name="T16"> </text:span><text:span text:style-name="T17">изменяя</text:span><text:span text:style-name="T16"> рол</text:span><text:span text:style-name="T17">ь (Admin, Writer, Reader),</text:span><text:span text:style-name="T16"> статус</text:span><text:span text:style-name="T17"> (Активен, Бан), Имя, </text:span><text:span text:style-name="T10">Фамилию, Псевдоним,</text:span><text:span text:style-name="T17"> </text:span><text:span text:style-name="T10">Email, Пароль</text:span><text:span text:style-name="T17">, </text:span><text:span text:style-name="T25">пользовательские </text:span><text:span text:style-name="T10">Рубрик</text:span><text:span text:style-name="T17">и</text:span><text:span text:style-name="T10"> и Локал</text:span><text:span text:style-name="T26">и</text:span><text:span text:style-name="T17">, удалять профиль (Soft delete), восстанавливать удаленные профили; </text:span><text:span text:style-name="T18">создавать, редактировать, удалять</text:span><text:span text:style-name="T17"> (Soft delete)</text:span><text:span text:style-name="T18"> и восстанавливать любую статью</text:span><text:span text:style-name="T19">; из статьи по псевдониму автора переходить на страницу профиля автора.</text:span></text:p>
      <text:p text:style-name="P6"/>
      <text:p text:style-name="P10">root - первый Администратор <text:span text:style-name="T1">веб-приложени</text:span><text:span text:style-name="T9">я</text:span>, <text:span text:style-name="T10">может изменить данные своего профиля: Имя, Фамилию, Псевдоним, Email, Пароль и выбрать сочетание Рубрик и Локал</text:span><text:span text:style-name="T12">и</text:span><text:span text:style-name="T27"> отображаемых </text:span><text:span text:style-name="T28">при </text:span><text:span text:style-name="T29">аутентифи</text:span><text:span text:style-name="T28">кации</text:span>; не подлежит смене роли, статуса, удалению<text:span text:style-name="T20">;</text:span> не подлежит<text:span text:style-name="T20"> редактированию другими пользователями.</text:span></text:p>
      <text:p text:style-name="P10"/>
      <text:p text:style-name="P11">Бан - писатель с таким статусом не может создавать новые статьи.</text:p>
      <text:p text:style-name="P11"/>
      <text:p text:style-name="P11">Удаленный пользователь - не может <text:span text:style-name="T17">аутентифицироваться</text:span> в <text:span text:style-name="T1">веб-приложени</text:span>и и создать новый аккаунт с таким-же <text:span text:style-name="T10">Email</text:span>.</text:p>
      <text:p text:style-name="P11"/>
      <text:p text:style-name="P12">Протестировать работу веб-приложения Вы можете <text:span text:style-name="T17">аутентифицирова</text:span>вшись<text:span text:style-name="T21"> пользователями с разными ролями:</text:span></text:p>
      <text:p text:style-name="P12"/>
      <text:p text:style-name="P12"><text:span text:style-name="T21">Читатель:</text:span> </text:p>
      <text:p text:style-name="P13"><text:soft-page-break/>login: reader1@gmail.com</text:p>
      <text:p text:style-name="P13">password: 1077</text:p>
      <text:p text:style-name="P13"/>
      <text:p text:style-name="P13">Писатель<text:span text:style-name="T22"> (Активен)</text:span>:</text:p>
      <text:p text:style-name="P13">login c: writer1@gmail.com</text:p>
      <text:p text:style-name="P13">login по: writer200@gmail.com</text:p>
      <text:p text:style-name="P13">password: 1077</text:p>
      <text:p text:style-name="P13"/>
      <text:p text:style-name="P14">Писатель<text:span text:style-name="T22"> (Бан)</text:span>:</text:p>
      <text:p text:style-name="P14">login:<text:span text:style-name="T30"> bannedWriter1@gmail.com</text:span></text:p>
      <text:p text:style-name="P14">password: 1077</text:p>
      <text:p text:style-name="P14"/>
      <text:p text:style-name="P7">Администратор<text:span text:style-name="T23">:</text:span></text:p>
      <text:p text:style-name="P15">login: admin1@gmail.com</text:p>
      <text:p text:style-name="P15">password: 1077</text:p>
      <text:p text:style-name="P15"/>
      <text:p text:style-name="P16">root:</text:p>
      <text:p text:style-name="P15">login: root@gmail.com</text:p>
      <text:p text:style-name="P15">password: 107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53:43.393247936</meta:creation-date>
    <meta:generator>LibreOffice/7.3.7.2$Linux_X86_64 LibreOffice_project/30$Build-2</meta:generator>
    <dc:date>2023-10-07T21:33:55.774742237</dc:date>
    <meta:editing-duration>PT1H42M33S</meta:editing-duration>
    <meta:editing-cycles>24</meta:editing-cycles>
    <meta:document-statistic meta:table-count="0" meta:image-count="0" meta:object-count="0" meta:page-count="2" meta:paragraph-count="30" meta:word-count="346" meta:character-count="2747" meta:non-whitespace-character-count="2428"/>
  </office:meta>
</office:document-meta>
</file>